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8.5pt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4pt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Arial" style:font-size-complex="3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ymn #556</text:span></text:p>
            <text:p text:style-name="P1"><text:span text:style-name="T2">”</text:span><text:span text:style-name="T2">Dear Christians, One and All, Rejoi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1. </text:span><text:span text:style-name="T4">Dear Christians, one and all, rejoice,</text:span><text:span text:style-name="T4"><text:line-break/></text:span><text:span text:style-name="T4">With exultation springing,</text:span><text:span text:style-name="T4"><text:line-break/></text:span><text:span text:style-name="T4">And with united heart and voice</text:span><text:span text:style-name="T4"><text:line-break/></text:span><text:span text:style-name="T4">And holy rapture sing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4" draw:layer="layout" svg:width="24.13cm" svg:height="5.321cm" svg:x="1.778cm" svg:y="1.016cm">
          <draw:text-box>
            <text:p text:style-name="P1"><text:span text:style-name="T4">Proclaim the wonders God has done,</text:span><text:span text:style-name="T4"><text:line-break/></text:span><text:span text:style-name="T4">How His right arm the vict’ry won.</text:span><text:span text:style-name="T4"><text:line-break/></text:span><text:span text:style-name="T4">What price our ransom cost Hi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13cm" svg:height="7.011cm" svg:x="1.778cm" svg:y="1.016cm">
          <draw:text-box>
            <text:p text:style-name="P5"><text:span text:style-name="T5">2. </text:span><text:span text:style-name="T6">Fast bound in Satan’s chains I lay;</text:span><text:span text:style-name="T6"><text:line-break/></text:span><text:span text:style-name="T6">Death brooded darkly o’er me.</text:span><text:span text:style-name="T6"><text:line-break/></text:span><text:span text:style-name="T6">Sin was my torment night and day;</text:span><text:span text:style-name="T6"><text:line-break/></text:span><text:span text:style-name="T6">In sin my mother bor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5.321cm" svg:x="1.778cm" svg:y="1.016cm">
          <draw:text-box>
            <text:p text:style-name="P5"><text:span text:style-name="T6">But daily deeper still I fell;</text:span><text:span text:style-name="T6"><text:line-break/></text:span><text:span text:style-name="T6">My life became a living hell,</text:span><text:span text:style-name="T6"><text:line-break/></text:span><text:span text:style-name="T6">So firmly sin possessed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13cm" svg:height="6.815cm" svg:x="1.778cm" svg:y="1.016cm">
          <draw:text-box>
            <text:p text:style-name="P1"><text:span text:style-name="T5">3. </text:span><text:span text:style-name="T7">My own good works all came to naught,</text:span></text:p>
            <text:p text:style-name="P1"><text:span text:style-name="T6">No grace or merit gaining;</text:span><text:span text:style-name="T6"><text:line-break/></text:span><text:span text:style-name="T7">Free will against God’s judgment fought,</text:span><text:span text:style-name="T6"><text:line-break/></text:span><text:span text:style-name="T6">Dead to all good remai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1"><text:span text:style-name="T6">My fears increased till sheer despair</text:span><text:span text:style-name="T6"><text:line-break/></text:span><text:span text:style-name="T6">Left only death to be my share;</text:span><text:span text:style-name="T6"><text:line-break/></text:span><text:span text:style-name="T6">The pangs of hell I suffe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5"><text:span text:style-name="T5">4.</text:span><text:span text:style-name="T5"><text:tab/></text:span><text:span text:style-name="T6">But God had seen my wretched state</text:span><text:span text:style-name="T6"><text:line-break/></text:span><text:span text:style-name="T6">Before the world’s foundation,</text:span><text:span text:style-name="T6"><text:line-break/></text:span><text:span text:style-name="T6">And mindful of His mercies great,</text:span><text:span text:style-name="T6"><text:line-break/></text:span><text:span text:style-name="T6">He planned for my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5"><text:span text:style-name="T6">He turned to me a father’s heart;</text:span><text:span text:style-name="T6"><text:line-break/></text:span><text:span text:style-name="T6">He did not choose the easy part</text:span><text:span text:style-name="T6"><text:line-break/></text:span><text:span text:style-name="T6">But gave His dearest tr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5"><text:span text:style-name="T5">5.</text:span><text:span text:style-name="T5"><text:tab/></text:span><text:span text:style-name="T6">God said to His belovèd Son:</text:span><text:span text:style-name="T6"><text:line-break/></text:span><text:span text:style-name="T6">“It’s time to have compassion.</text:span><text:span text:style-name="T6"><text:line-break/></text:span><text:span text:style-name="T6">Then go, bright jewel of My crown,</text:span><text:span text:style-name="T6"><text:line-break/></text:span><text:span text:style-name="T6">And bring to all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5"><text:span text:style-name="T6">From sin and sorrow set them free;</text:span><text:span text:style-name="T6"><text:line-break/></text:span><text:span text:style-name="T6">Slay bitter death for them that they</text:span><text:span text:style-name="T6"><text:line-break/></text:span><text:span text:style-name="T6">May live with You forev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5"><text:span text:style-name="T5">6. </text:span><text:span text:style-name="T6">The Son obeyed His Father’s will,</text:span><text:span text:style-name="T6"><text:line-break/></text:span><text:span text:style-name="T6">Was born of virgin mother;</text:span><text:span text:style-name="T6"><text:line-break/></text:span><text:span text:style-name="T6">And God’s good pleasure to fulfill,</text:span><text:span text:style-name="T6"><text:line-break/></text:span><text:span text:style-name="T6">He came to be my br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5"><text:span text:style-name="T6">His royal pow’r disguised He bore;</text:span><text:span text:style-name="T6"><text:line-break/></text:span><text:span text:style-name="T6">A servant’s form, like mine, He wore</text:span><text:span text:style-name="T6"><text:line-break/></text:span><text:span text:style-name="T6">To lead the devil capt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5"><text:span text:style-name="T5">7. </text:span><text:span text:style-name="T6">To me He said: “Stay close to Me,</text:span><text:span text:style-name="T6"><text:line-break/></text:span><text:span text:style-name="T6">I am your rock and castle.</text:span><text:span text:style-name="T6"><text:line-break/></text:span><text:span text:style-name="T6">Your ransom I Myself will be;</text:span><text:span text:style-name="T6"><text:line-break/></text:span><text:span text:style-name="T6">For you I strive and wrest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5"><text:span text:style-name="T6">For I am yours, and you are Mine,</text:span><text:span text:style-name="T6"><text:line-break/></text:span><text:span text:style-name="T6">And where I am you may remain;</text:span><text:span text:style-name="T6"><text:line-break/></text:span><text:span text:style-name="T6">The foe shall not divid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030_25_20Wt._25_20Intro" presentation:presentation-page-layout-name="AL1T0">
        <office:forms form:automatic-focus="false" form:apply-design-mode="false"/>
        <draw:frame draw:style-name="gr6" draw:text-style-name="P8" draw:layer="layout" svg:width="24.638cm" svg:height="6.913cm" svg:x="1.524cm" svg:y="1.016cm">
          <draw:text-box>
            <text:p text:style-name="P1"><text:span text:style-name="T5">8. </text:span><text:span text:style-name="T7">“Though he will shed My precious blood,</text:span><text:span text:style-name="T6"><text:line-break/></text:span><text:span text:style-name="T6">Me of My life bereaving,</text:span><text:span text:style-name="T6"><text:line-break/></text:span><text:span text:style-name="T6">All this I suffer for your good;</text:span><text:span text:style-name="T6"><text:line-break/></text:span><text:span text:style-name="T6">Be steadfast and belie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030_25_20Wt._25_20Intro" presentation:presentation-page-layout-name="AL1T0">
        <office:forms form:automatic-focus="false" form:apply-design-mode="false"/>
        <draw:frame draw:style-name="gr7" draw:text-style-name="P8" draw:layer="layout" svg:width="24.638cm" svg:height="5.588cm" svg:x="1.524cm" svg:y="1.016cm">
          <draw:text-box>
            <text:p text:style-name="P1"><text:span text:style-name="T6">Life will from death the vict’ry win;</text:span><text:span text:style-name="T6"><text:line-break/></text:span><text:span text:style-name="T6">My innocence shall bear your sin,</text:span><text:span text:style-name="T6"><text:line-break/></text:span><text:span text:style-name="T6">And you are blest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13cm" svg:height="7.011cm" svg:x="1.778cm" svg:y="1.016cm">
          <draw:text-box>
            <text:p text:style-name="P5"><text:span text:style-name="T5">9. </text:span><text:span text:style-name="T6">“Now to My Father I depart,</text:span><text:span text:style-name="T6"><text:line-break/></text:span><text:span text:style-name="T6">From earth to heav’n ascending,</text:span><text:span text:style-name="T6"><text:line-break/></text:span><text:span text:style-name="T6">And, heavn’ly wisdom to impart,</text:span><text:span text:style-name="T6"><text:line-break/></text:span><text:span text:style-name="T6">The Holy Spirit sendin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5"><text:span text:style-name="T6">In trouble He will comfort you</text:span><text:span text:style-name="T6"><text:line-break/></text:span><text:span text:style-name="T6">And teach you always to be true</text:span><text:span text:style-name="T6"><text:line-break/></text:span><text:span text:style-name="T6">And into truth shall guid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13cm" svg:height="6.815cm" svg:x="1.778cm" svg:y="1.016cm">
          <draw:text-box>
            <text:p text:style-name="P1"><text:span text:style-name="T5">10. </text:span><text:span text:style-name="T7">“What I on earth have done and taught</text:span><text:span text:style-name="T6"><text:line-break/></text:span><text:span text:style-name="T6">Guide all your life and teaching;</text:span><text:span text:style-name="T6"><text:line-break/></text:span><text:span text:style-name="T7">So shall the kingdom’s work be wrought</text:span><text:span text:style-name="T6"><text:line-break/></text:span><text:span text:style-name="T6">And honored in your preac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030_25_20Wt._25_20Intro" presentation:presentation-page-layout-name="AL1T0">
        <office:forms form:automatic-focus="false" form:apply-design-mode="false"/>
        <draw:frame draw:style-name="gr4" draw:text-style-name="P7" draw:layer="layout" svg:width="24.13cm" svg:height="5.321cm" svg:x="1.778cm" svg:y="1.016cm">
          <draw:text-box>
            <text:p text:style-name="P1"><text:span text:style-name="T6">But watch lest foes with base alloy</text:span><text:span text:style-name="T6"><text:line-break/></text:span><text:span text:style-name="T6">The heav’nly treasure should destroy;</text:span><text:span text:style-name="T6"><text:line-break/></text:span><text:span text:style-name="T6">This final word I leave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2:16:53.701000000</meta:creation-date>
    <dc:title>bluwht blank</dc:title>
    <meta:editing-duration>PT47S</meta:editing-duration>
    <meta:editing-cycles>3</meta:editing-cycles>
    <meta:generator>LibreOffice/5.4.2.2$Windows_X86_64 LibreOffice_project/22b09f6418e8c2d508a9eaf86b2399209b0990f4</meta:generator>
    <dc:date>2017-10-25T12:58:22.825000000</dc:date>
    <meta:document-statistic meta:object-count="95"/>
  </office:meta>
</office:document-meta>
</file>